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3c46" officeooo:paragraph-rsid="00083c46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6pt" officeooo:rsid="00083c46" officeooo:paragraph-rsid="00083c46" style:font-size-asian="22.75pt" style:font-size-complex="26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officeooo:rsid="00083c46" officeooo:paragraph-rsid="00083c46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officeooo:rsid="00083c46" officeooo:paragraph-rsid="00083c46" style:font-size-asian="10.5pt" style:font-size-complex="12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Liberation Serif" fo:font-size="12pt" officeooo:rsid="00083c46" officeooo:paragraph-rsid="00083c46" style:font-size-asian="10.5pt" style:font-size-complex="12pt"/>
    </style:style>
    <style:style style:name="P6" style:family="paragraph" style:parent-style-name="Standard">
      <style:paragraph-properties>
        <style:tab-stops>
          <style:tab-stop style:position="5.0417in"/>
        </style:tab-stops>
      </style:paragraph-properties>
      <style:text-properties officeooo:rsid="000b420f" officeooo:paragraph-rsid="000b420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će Departmana za matematiku i informatiku</text:p>
      <text:p text:style-name="P1">Prirodno-matematičkog fakulteta</text:p>
      <text:p text:style-name="P1">Univerziteta u Novom Sadu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OLBA</text:p>
      <text:p text:style-name="P3"/>
      <text:p text:style-name="P3"/>
      <text:p text:style-name="P3"/>
      <text:p text:style-name="P4">Molim Veće da mi odobri odsustvo u sledećim periodima radi izvođenja nastave na „Johanes Kepler“ Univerzitetu u Lincu, Austrija:</text:p>
      <text:p text:style-name="P4"/>
      <text:list xml:id="list1055529289" text:style-name="L1">
        <text:list-item>
          <text:p text:style-name="P5">od 16. do 30. oktobra 2010. godine (14 dana),</text:p>
        </text:list-item>
        <text:list-item>
          <text:p text:style-name="P5">od 6. do 20. novembra 2010. godine (14 dana), i</text:p>
        </text:list-item>
        <text:list-item>
          <text:p text:style-name="P5">od 4. do 18. decembra 2010. godine (14 dana),</text:p>
        </text:list-item>
      </text:list>
      <text:p text:style-name="P4"/>
      <text:p text:style-name="P4">U vezi sa nastavnim obavezama želim da skrenem pažnju na to da mi je na sednici Veća Departmana za matematiku i informatiku održanoj 9. februara 2010. godine odobrena molba da budem oslobođen nastave u zimskom semestru 2010/11. godine.</text:p>
      <text:p text:style-name="Standard"/>
      <text:p text:style-name="Standard"/>
      <text:p text:style-name="Standard"/>
      <text:p text:style-name="P6">U Novom Sadu<text:tab/>Unapred zahvalan,</text:p>
      <text:p text:style-name="P6">15. jula 2010.</text:p>
      <text:p text:style-name="P6"/>
      <text:p text:style-name="P6"><text:tab/>dr Dragan Mašulović</text:p>
      <text:p text:style-name="P6"/>
      <text:p text:style-name="P6"/>
      <text:p text:style-name="P6">Saglasna,</text:p>
      <text:p text:style-name="P6"/>
      <text:p text:style-name="P6"/>
      <text:p text:style-name="P6">dr Mirjana Ivanović</text:p>
      <text:p text:style-name="P6">šef Katedre za računarske nauk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sr-Latn-RS" fo:language="sr" fo:script="Latn" fo:country="R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style:rfc-language-tag="sr-Latn-RS" fo:language="sr" fo:script="Latn" fo:country="R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4T13:06:24.292347705</meta:creation-date>
    <dc:date>2022-06-04T13:25:59.107293457</dc:date>
    <meta:editing-duration>PT6M54S</meta:editing-duration>
    <meta:editing-cycles>2</meta:editing-cycles>
    <meta:generator>LibreOffice/7.3.3.2$Linux_X86_64 LibreOffice_project/30$Build-2</meta:generator>
    <meta:document-statistic meta:table-count="0" meta:image-count="0" meta:object-count="0" meta:page-count="1" meta:paragraph-count="15" meta:word-count="121" meta:character-count="730" meta:non-whitespace-character-count="626"/>
  </office:meta>
</office:document-meta>
</file>